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officeooo:rsid="001b4553" officeooo:paragraph-rsid="00211775"/>
    </style:style>
    <style:style style:name="P2" style:family="paragraph" style:parent-style-name="Standard">
      <style:paragraph-properties fo:text-align="justify" style:justify-single-word="false"/>
      <style:text-properties officeooo:paragraph-rsid="00211775"/>
    </style:style>
    <style:style style:name="P3" style:family="paragraph" style:parent-style-name="Standard">
      <style:paragraph-properties fo:text-align="justify" style:justify-single-word="false"/>
      <style:text-properties officeooo:paragraph-rsid="005ead7b"/>
    </style:style>
    <style:style style:name="P4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11pt" fo:letter-spacing="normal" fo:font-style="normal" fo:font-weight="normal" officeooo:paragraph-rsid="0024c65a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11pt" fo:letter-spacing="normal" fo:font-style="normal" fo:font-weight="normal" officeooo:rsid="005f2139" officeooo:paragraph-rsid="0024c65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2c2d2e" loext:opacity="100%" style:font-name="Arial" fo:font-size="9pt" fo:letter-spacing="normal" fo:font-style="italic" fo:font-weight="normal" officeooo:paragraph-rsid="003a7ac1" style:font-size-asian="9pt" style:font-style-asian="italic" style:font-size-complex="9pt" style:font-style-complex="italic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2c2d2e" loext:opacity="100%" style:font-name="Arial" fo:font-size="9pt" fo:letter-spacing="normal" fo:font-style="italic" fo:font-weight="normal" officeooo:paragraph-rsid="0054760e" style:font-size-asian="9pt" style:font-style-asian="italic" style:font-size-complex="9pt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2c2d2e" loext:opacity="100%" style:font-name="Arial" fo:font-size="9pt" fo:letter-spacing="normal" fo:font-style="italic" fo:font-weight="normal" officeooo:paragraph-rsid="00265df3" style:font-size-asian="9pt" style:font-style-asian="italic" style:font-size-complex="9pt" style:font-style-complex="italic"/>
    </style:style>
    <style:style style:name="P9" style:family="paragraph" style:parent-style-name="Standard">
      <style:paragraph-properties fo:text-align="start" style:justify-single-word="false"/>
      <style:text-properties officeooo:paragraph-rsid="003a7ac1"/>
    </style:style>
    <style:style style:name="P10" style:family="paragraph" style:parent-style-name="Standard">
      <style:paragraph-properties fo:text-align="justify" style:justify-single-word="false"/>
      <style:text-properties officeooo:rsid="001b4553" officeooo:paragraph-rsid="00568d72"/>
    </style:style>
    <style:style style:name="P11" style:family="paragraph" style:parent-style-name="Standard">
      <style:paragraph-properties fo:text-align="justify" style:justify-single-word="false"/>
      <style:text-properties officeooo:rsid="001b4553" officeooo:paragraph-rsid="001b4553"/>
    </style:style>
    <style:style style:name="P12" style:family="paragraph" style:parent-style-name="Standard">
      <style:paragraph-properties fo:text-align="justify" style:justify-single-word="false"/>
      <style:text-properties officeooo:rsid="00374690" officeooo:paragraph-rsid="0037469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b4553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language="en" fo:country="US" fo:font-weight="bold" officeooo:rsid="003bcea0" style:font-weight-asian="bold" style:font-weight-complex="bold"/>
    </style:style>
    <style:style style:name="T5" style:family="text">
      <style:text-properties fo:language="en" fo:country="US" fo:font-weight="bold" officeooo:rsid="0024c65a" style:font-weight-asian="bold" style:font-weight-complex="bold"/>
    </style:style>
    <style:style style:name="T6" style:family="text">
      <style:text-properties fo:language="en" fo:country="US" fo:font-weight="bold" officeooo:rsid="003fa2ae" style:font-weight-asian="bold" style:font-weight-complex="bold"/>
    </style:style>
    <style:style style:name="T7" style:family="text">
      <style:text-properties fo:language="en" fo:country="US" fo:font-weight="bold" officeooo:rsid="004e3f95" style:font-weight-asian="bold" style:font-weight-complex="bold"/>
    </style:style>
    <style:style style:name="T8" style:family="text">
      <style:text-properties fo:language="en" fo:country="US" fo:font-weight="bold" officeooo:rsid="004a04d3" style:font-weight-asian="bold" style:font-weight-complex="bold"/>
    </style:style>
    <style:style style:name="T9" style:family="text">
      <style:text-properties fo:language="en" fo:country="US" fo:font-weight="bold" officeooo:rsid="004b4622" style:font-weight-asian="bold" style:font-weight-complex="bold"/>
    </style:style>
    <style:style style:name="T10" style:family="text">
      <style:text-properties fo:language="en" fo:country="US" fo:font-weight="bold" officeooo:rsid="0044c9ef" style:font-weight-asian="bold" style:font-weight-complex="bold"/>
    </style:style>
    <style:style style:name="T11" style:family="text">
      <style:text-properties fo:language="en" fo:country="US" fo:font-weight="bold" officeooo:rsid="0052dfd9" style:font-weight-asian="bold" style:font-weight-complex="bold"/>
    </style:style>
    <style:style style:name="T12" style:family="text">
      <style:text-properties fo:language="en" fo:country="US" fo:font-weight="bold" officeooo:rsid="0054760e" style:font-weight-asian="bold" style:font-weight-complex="bold"/>
    </style:style>
    <style:style style:name="T13" style:family="text">
      <style:text-properties fo:language="en" fo:country="US" fo:font-weight="bold" officeooo:rsid="0054f146" style:font-weight-asian="bold" style:font-weight-complex="bold"/>
    </style:style>
    <style:style style:name="T14" style:family="text">
      <style:text-properties fo:language="en" fo:country="US" fo:font-weight="bold" officeooo:rsid="0045139a" style:font-weight-asian="bold" style:font-weight-complex="bold"/>
    </style:style>
    <style:style style:name="T15" style:family="text">
      <style:text-properties fo:language="en" fo:country="US" fo:font-weight="bold" officeooo:rsid="0049b082" style:font-weight-asian="bold" style:font-weight-complex="bold"/>
    </style:style>
    <style:style style:name="T16" style:family="text">
      <style:text-properties fo:language="en" fo:country="US" style:text-underline-style="none" fo:font-weight="bold" officeooo:rsid="002b9609" style:font-weight-asian="bold" style:font-weight-complex="bold"/>
    </style:style>
    <style:style style:name="T17" style:family="text">
      <style:text-properties fo:language="en" fo:country="US" officeooo:rsid="0024c65a"/>
    </style:style>
    <style:style style:name="T18" style:family="text">
      <style:text-properties fo:language="en" fo:country="US" officeooo:rsid="0036f6aa"/>
    </style:style>
    <style:style style:name="T19" style:family="text">
      <style:text-properties fo:language="en" fo:country="US" officeooo:rsid="003bcea0"/>
    </style:style>
    <style:style style:name="T20" style:family="text">
      <style:text-properties fo:language="en" fo:country="US" officeooo:rsid="003fa2ae"/>
    </style:style>
    <style:style style:name="T21" style:family="text">
      <style:text-properties fo:language="en" fo:country="US" officeooo:rsid="0044c9ef"/>
    </style:style>
    <style:style style:name="T22" style:family="text">
      <style:text-properties fo:language="en" fo:country="US" officeooo:rsid="0045139a"/>
    </style:style>
    <style:style style:name="T23" style:family="text">
      <style:text-properties fo:language="en" fo:country="US" officeooo:rsid="0049b082"/>
    </style:style>
    <style:style style:name="T24" style:family="text">
      <style:text-properties fo:language="en" fo:country="US" officeooo:rsid="004a04d3"/>
    </style:style>
    <style:style style:name="T25" style:family="text">
      <style:text-properties fo:language="en" fo:country="US" officeooo:rsid="004b4622"/>
    </style:style>
    <style:style style:name="T26" style:family="text">
      <style:text-properties fo:language="en" fo:country="US" officeooo:rsid="0054760e"/>
    </style:style>
    <style:style style:name="T27" style:family="text">
      <style:text-properties fo:language="ru" fo:country="RU"/>
    </style:style>
    <style:style style:name="T28" style:family="text">
      <style:text-properties fo:language="ru" fo:country="RU" officeooo:rsid="001bd555"/>
    </style:style>
    <style:style style:name="T29" style:family="text">
      <style:text-properties fo:language="ru" fo:country="RU" officeooo:rsid="0021de26"/>
    </style:style>
    <style:style style:name="T30" style:family="text">
      <style:text-properties fo:language="ru" fo:country="RU" fo:font-weight="bold" officeooo:rsid="0044faf3" style:font-weight-asian="bold" style:font-weight-complex="bold"/>
    </style:style>
    <style:style style:name="T31" style:family="text">
      <style:text-properties fo:language="ru" fo:country="RU" fo:font-weight="bold" officeooo:rsid="001bd555" style:font-weight-asian="bold" style:font-weight-complex="bold"/>
    </style:style>
    <style:style style:name="T32" style:family="text">
      <style:text-properties fo:language="ru" fo:country="RU" fo:font-weight="bold" officeooo:rsid="0024c65a" style:font-weight-asian="bold" style:font-weight-complex="bold"/>
    </style:style>
    <style:style style:name="T33" style:family="text">
      <style:text-properties fo:language="ru" fo:country="RU" fo:font-weight="bold" officeooo:rsid="004174bc" style:font-weight-asian="bold" style:font-weight-complex="bold"/>
    </style:style>
    <style:style style:name="T34" style:family="text">
      <style:text-properties fo:language="ru" fo:country="RU" fo:font-weight="bold" officeooo:rsid="005001a7" style:font-weight-asian="bold" style:font-weight-complex="bold"/>
    </style:style>
    <style:style style:name="T35" style:family="text">
      <style:text-properties fo:language="ru" fo:country="RU" fo:font-weight="bold" officeooo:rsid="00499689" style:font-weight-asian="bold" style:font-weight-complex="bold"/>
    </style:style>
    <style:style style:name="T36" style:family="text">
      <style:text-properties fo:language="ru" fo:country="RU" fo:font-weight="bold" officeooo:rsid="003fa2ae" style:font-weight-asian="bold" style:font-weight-complex="bold"/>
    </style:style>
    <style:style style:name="T37" style:family="text">
      <style:text-properties fo:language="ru" fo:country="RU" fo:font-weight="bold" officeooo:rsid="005ead7b" style:font-weight-asian="bold" style:font-weight-complex="bold"/>
    </style:style>
    <style:style style:name="T38" style:family="text">
      <style:text-properties fo:language="ru" fo:country="RU" officeooo:rsid="002b9609"/>
    </style:style>
    <style:style style:name="T39" style:family="text">
      <style:text-properties fo:language="ru" fo:country="RU" officeooo:rsid="0024c65a"/>
    </style:style>
    <style:style style:name="T40" style:family="text">
      <style:text-properties fo:language="ru" fo:country="RU" officeooo:rsid="00322cb6"/>
    </style:style>
    <style:style style:name="T41" style:family="text">
      <style:text-properties fo:language="ru" fo:country="RU" officeooo:rsid="00326cf5"/>
    </style:style>
    <style:style style:name="T42" style:family="text">
      <style:text-properties fo:language="ru" fo:country="RU" officeooo:rsid="0036f6aa"/>
    </style:style>
    <style:style style:name="T43" style:family="text">
      <style:text-properties fo:language="ru" fo:country="RU" officeooo:rsid="003bcea0"/>
    </style:style>
    <style:style style:name="T44" style:family="text">
      <style:text-properties fo:language="ru" fo:country="RU" officeooo:rsid="003c63b8"/>
    </style:style>
    <style:style style:name="T45" style:family="text">
      <style:text-properties fo:language="ru" fo:country="RU" officeooo:rsid="003e31cd"/>
    </style:style>
    <style:style style:name="T46" style:family="text">
      <style:text-properties fo:language="ru" fo:country="RU" officeooo:rsid="003fa2ae"/>
    </style:style>
    <style:style style:name="T47" style:family="text">
      <style:text-properties fo:language="ru" fo:country="RU" officeooo:rsid="004174bc"/>
    </style:style>
    <style:style style:name="T48" style:family="text">
      <style:text-properties fo:language="ru" fo:country="RU" officeooo:rsid="0042556a"/>
    </style:style>
    <style:style style:name="T49" style:family="text">
      <style:text-properties fo:language="ru" fo:country="RU" officeooo:rsid="0043152d"/>
    </style:style>
    <style:style style:name="T50" style:family="text">
      <style:text-properties fo:language="ru" fo:country="RU" officeooo:rsid="0044c9ef"/>
    </style:style>
    <style:style style:name="T51" style:family="text">
      <style:text-properties fo:language="ru" fo:country="RU" officeooo:rsid="0045139a"/>
    </style:style>
    <style:style style:name="T52" style:family="text">
      <style:text-properties fo:language="ru" fo:country="RU" officeooo:rsid="00460558"/>
    </style:style>
    <style:style style:name="T53" style:family="text">
      <style:text-properties fo:language="ru" fo:country="RU" officeooo:rsid="0047d676"/>
    </style:style>
    <style:style style:name="T54" style:family="text">
      <style:text-properties fo:language="ru" fo:country="RU" officeooo:rsid="0048106f"/>
    </style:style>
    <style:style style:name="T55" style:family="text">
      <style:text-properties fo:language="ru" fo:country="RU" officeooo:rsid="00499689"/>
    </style:style>
    <style:style style:name="T56" style:family="text">
      <style:text-properties fo:language="ru" fo:country="RU" officeooo:rsid="0049b082"/>
    </style:style>
    <style:style style:name="T57" style:family="text">
      <style:text-properties fo:language="ru" fo:country="RU" officeooo:rsid="0049cf7e"/>
    </style:style>
    <style:style style:name="T58" style:family="text">
      <style:text-properties fo:language="ru" fo:country="RU" officeooo:rsid="004a04d3"/>
    </style:style>
    <style:style style:name="T59" style:family="text">
      <style:text-properties fo:language="ru" fo:country="RU" officeooo:rsid="004b4622"/>
    </style:style>
    <style:style style:name="T60" style:family="text">
      <style:text-properties fo:language="ru" fo:country="RU" officeooo:rsid="004cd54b"/>
    </style:style>
    <style:style style:name="T61" style:family="text">
      <style:text-properties fo:language="ru" fo:country="RU" officeooo:rsid="004e3f95"/>
    </style:style>
    <style:style style:name="T62" style:family="text">
      <style:text-properties fo:language="ru" fo:country="RU" officeooo:rsid="004f420b"/>
    </style:style>
    <style:style style:name="T63" style:family="text">
      <style:text-properties fo:language="ru" fo:country="RU" officeooo:rsid="0054760e"/>
    </style:style>
    <style:style style:name="T64" style:family="text">
      <style:text-properties fo:language="ru" fo:country="RU" style:text-underline-style="solid" style:text-underline-width="auto" style:text-underline-color="font-color" officeooo:rsid="0024c65a"/>
    </style:style>
    <style:style style:name="T65" style:family="text">
      <style:text-properties fo:language="ru" fo:country="RU" style:text-underline-style="solid" style:text-underline-width="auto" style:text-underline-color="font-color" officeooo:rsid="003e31cd"/>
    </style:style>
    <style:style style:name="T66" style:family="text">
      <style:text-properties fo:language="ru" fo:country="RU" style:text-underline-style="solid" style:text-underline-width="auto" style:text-underline-color="font-color" officeooo:rsid="0048106f"/>
    </style:style>
    <style:style style:name="T67" style:family="text">
      <style:text-properties fo:language="ru" fo:country="RU" officeooo:rsid="00568e9c"/>
    </style:style>
    <style:style style:name="T68" style:family="text">
      <style:text-properties fo:language="ru" fo:country="RU" officeooo:rsid="00585926"/>
    </style:style>
    <style:style style:name="T69" style:family="text">
      <style:text-properties fo:language="ru" fo:country="RU" officeooo:rsid="0059f2e8"/>
    </style:style>
    <style:style style:name="T70" style:family="text">
      <style:text-properties fo:language="ru" fo:country="RU" officeooo:rsid="005ff226"/>
    </style:style>
    <style:style style:name="T71" style:family="text">
      <style:text-properties fo:language="ru" fo:country="RU" officeooo:rsid="0062d937"/>
    </style:style>
    <style:style style:name="T72" style:family="text">
      <style:text-properties fo:font-variant="normal" fo:text-transform="none" fo:color="#2c2d2e" loext:opacity="100%" style:font-name="Arial" fo:font-size="9pt" fo:letter-spacing="normal" fo:font-style="italic" fo:font-weight="normal" style:font-size-asian="9pt" style:font-style-asian="italic" style:font-size-complex="9pt" style:font-style-complex="italic"/>
    </style:style>
    <style:style style:name="T73" style:family="text">
      <style:text-properties fo:font-variant="normal" fo:text-transform="none" fo:color="#2c2d2e" loext:opacity="100%" style:font-name="Arial" fo:font-size="9pt" fo:letter-spacing="normal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4" style:family="text">
      <style:text-properties fo:font-variant="normal" fo:text-transform="none" fo:color="#2c2d2e" loext:opacity="100%" style:font-name="Arial" fo:font-size="9pt" fo:letter-spacing="normal" fo:language="en" fo:country="US" fo:font-style="italic" fo:font-weight="bold" officeooo:rsid="01334563" style:font-size-asian="9pt" style:font-style-asian="italic" style:font-weight-asian="bold" style:font-size-complex="9pt" style:font-style-complex="italic" style:font-weight-complex="bold"/>
    </style:style>
    <style:style style:name="T75" style:family="text">
      <style:text-properties fo:font-variant="normal" fo:text-transform="none" fo:color="#2c2d2e" loext:opacity="100%" style:font-name="Arial" fo:font-size="9pt" fo:letter-spacing="normal" fo:language="ru" fo:country="RU" fo:font-style="italic" fo:font-weight="normal" officeooo:rsid="005ead7b" style:font-size-asian="9pt" style:font-style-asian="italic" style:font-weight-asian="bold" style:font-size-complex="9pt" style:font-style-complex="italic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officeooo:rsid="001b6855" style:font-weight-asian="bold" style:font-weight-complex="bold"/>
    </style:style>
    <style:style style:name="T78" style:family="text">
      <style:text-properties fo:font-weight="bold" officeooo:rsid="00517d83" style:font-weight-asian="bold" style:font-weight-complex="bold"/>
    </style:style>
    <style:style style:name="T79" style:family="text">
      <style:text-properties fo:font-weight="bold" officeooo:rsid="0052dfd9" style:font-weight-asian="bold" style:font-weight-complex="bold"/>
    </style:style>
    <style:style style:name="T80" style:family="text">
      <style:text-properties fo:font-weight="bold" officeooo:rsid="0064224e" style:font-weight-asian="bold" style:font-weight-complex="bold"/>
    </style:style>
    <style:style style:name="T81" style:family="text">
      <style:text-properties officeooo:rsid="00517d83"/>
    </style:style>
    <style:style style:name="T82" style:family="text">
      <style:text-properties officeooo:rsid="006422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6">Next</text:span> <text:span text:style-name="T28">по дефолту </text:span>использует <text:span text:style-name="T80">SSR</text:span> “<text:span text:style-name="T34">серверный рендеринг»</text:span> в отличие от <text:span text:style-name="T76">React</text:span> (использ. <text:span text:style-name="T76">SPA</text:span>) -- <text:span text:style-name="T76">html</text:span> страница генерируется на сервере отрендериную <text:span text:style-name="T77">html</text:span>:</text:p>
      <text:p text:style-name="P1">- отдаем клиенту сразу без задержек<text:span text:style-name="T27"> — </text:span><text:span text:style-name="T70">быстро </text:span>получает страницу <text:span text:style-name="T40">(«первую отрисовку»)</text:span> <text:span text:style-name="T28">без лишних </text:span><text:span text:style-name="T31">Лоадеров</text:span><text:span text:style-name="T28"> как на реакте </text:span><text:span text:style-name="T40">и намного быстрее</text:span></text:p>
      <text:p text:style-name="P2"><text:span text:style-name="T28">- </text:span><text:span text:style-name="T29">Тк</text:span><text:span text:style-name="T28"> контент генерируется на сервере и отправляется полностью, поисковые системы могут легко его индексировать </text:span><text:span text:style-name="T38">(</text:span><text:span text:style-name="T16">SEO</text:span><text:span text:style-name="T38">)</text:span></text:p>
      <text:p text:style-name="P2"><text:span text:style-name="T38">- </text:span><text:span text:style-name="T41">огромный прирост производительности на слабых устроиствах </text:span><text:span text:style-name="T71">(мобилках)</text:span><text:span text:style-name="T41"> </text:span><text:span text:style-name="T42">+ приложеняи на </text:span><text:span text:style-name="T18">SSR </text:span><text:span text:style-name="T42">сильно выигрывают по произоводительности по сравнению с </text:span><text:span text:style-name="T18">SPA</text:span></text:p>
      <text:p text:style-name="P2"/>
      <text:p text:style-name="P12"><text:span text:style-name="T76">SSG</text:span> (Static Site Generation) - Используется функция <text:span text:style-name="T76">getStaticProps </text:span><text:span text:style-name="T78">на Некст13</text:span>, которая запускается на этапе сборки (build-time) <text:span text:style-name="T81">единожды</text:span>, чтобы получить данные для страницы.<text:line-break/>Страницы, генерируемые <text:span text:style-name="T76">SSG</text:span>, обновляются только при новой сборке проекта, что делает их идеально подходящими для контента, который редко меняется (например, блог-посты, страницы продуктов, документация).</text:p>
      <text:p text:style-name="P7">- в девелоп режиме работает одинаково с <text:span text:style-name="T76">getServerSideProps </text:span><text:span text:style-name="T79">(</text:span><text:span text:style-name="T11">SSR</text:span><text:span text:style-name="T79">)</text:span> – данные будут меняться</text:p>
      <text:p text:style-name="P7"><text:span text:style-name="T76">а если сбилдить проект</text:span> то не будут меняться страница закешируется</text:p>
      <text:p text:style-name="P9"><text:span text:style-name="T72">- хорошо для </text:span><text:span text:style-name="T73">SЕО</text:span><text:span text:style-name="T72"> оптимизации, поисковой робот хорошо проиндексирует страницу тк при </text:span><text:span text:style-name="T73">SPA</text:span><text:span text:style-name="T72"> он видит пустую </text:span><text:span text:style-name="T73">html</text:span><text:span text:style-name="T72"> а тут заполненную. Для приложении которые в открытом доступе коммерческих интернет магазинов это очень важно! Если есть возможность то делаем </text:span><text:span text:style-name="T74">gSP()</text:span><text:span text:style-name="T72">. Если страница статичная </text:span><text:span text:style-name="T73">SSR</text:span><text:span text:style-name="T72"> то быстрее грузится.</text:span></text:p>
      <text:p text:style-name="P6">- каждый раз когда <text:span text:style-name="T76">Некст</text:span> обращается по роуту страницы вызывает <text:span text:style-name="T76">getStaticProps</text:span> - видим сразу заполненный контент <text:span text:style-name="T26">)</text:span><text:span text:style-name="T63">все страницы статически генерятся во время билда</text:span><text:span text:style-name="T26">)</text:span></text:p>
      <text:p text:style-name="P6">- обновление данных<text:span text:style-name="T1"> </text:span><text:span text:style-name="T12">ISR</text:span><text:span text:style-name="T26"> -</text:span><text:span text:style-name="T1"> </text:span>по требованию <text:span text:style-name="T76">revalidate: 60</text:span>: через столько то секунд запроси снова свежие данные - настройка если это время прошло и мы заново запросили страницу и вызываем снова getStaticProps<text:line-break/>- чтобы видеть в проекте всегда <text:span text:style-name="T76">СВЕЖИЕ</text:span> данные - делаем либо клиентский запрос - либо <text:span text:style-name="T76">serverSideProps</text:span> запрос - <text:span text:style-name="T76">getStaticProps</text:span> тогда не делать</text:p>
      <text:p text:style-name="P6">- Если есть возможность то делаем <text:span text:style-name="T3">SS</text:span><text:span text:style-name="T13">G </text:span><text:span text:style-name="T1">а</text:span> не клиентскийц запрос</text:p>
      <text:p text:style-name="P11"/>
      <text:p text:style-name="P10"><text:span text:style-name="T4">SSR</text:span><text:span text:style-name="T19"> —</text:span><text:span text:style-name="T43"> генерирует страницы на лету — перешли на страницу она будет налету сгенерена на сервере</text:span><text:span text:style-name="T19"> Next_</text:span><text:span text:style-name="T43">ом (на каждый запрос генерируем страницу).</text:span></text:p>
      <text:p text:style-name="P3"><text:span text:style-name="T65">Минусы</text:span><text:span text:style-name="T45">: требует </text:span><text:span text:style-name="T67">много </text:span><text:span text:style-name="T45">ресурсов, нагрузка на сервер — когда пользователей много то сервер должен обрабатывать каждый запрос от каждого юзера — </text:span><text:span text:style-name="T46">для статичных страниц используем всегда </text:span><text:span text:style-name="T6">SSG</text:span><text:span text:style-name="T36"> </text:span><text:span text:style-name="T37">(</text:span><text:span text:style-name="T75">гибридный подход, который сочетает статическую генерацию и серверный рендеринг. Страницы изначально статически сгенерированы, но могут обновляться или регенерироваться с течением времени, что позволяет получать актуальные данные без необходимости полного SSR</text:span><text:span text:style-name="T37">)</text:span><text:span text:style-name="T46"> </text:span><text:span text:style-name="T20">– </text:span><text:span text:style-name="T47">для страниц которые </text:span><text:span text:style-name="T33">не</text:span><text:span text:style-name="T47"> требуют персональных данных или др вещей </text:span><text:span text:style-name="T48">можем «пресгенерить» — предположить что у любого юзера который заходит на страницу основной </text:span><text:span text:style-name="T68">контент</text:span><text:span text:style-name="T48"> должен быть статичный, </text:span><text:span text:style-name="T49">скажем что статично сгенерим сайт, </text:span><text:span text:style-name="T50">и есть </text:span><text:span text:style-name="T10">ISR</text:span><text:span text:style-name="T21"> - <text:s/></text:span><text:span text:style-name="T51">например с точки зрения </text:span><text:span text:style-name="T14">SSG</text:span><text:span text:style-name="T22"> </text:span><text:span text:style-name="T51">например говорим что есть к примеру 50 страниц продуктов и на этапе сборки должны сгенерить все 50 страниц, положить в кэш и когда юзер запрашивает продукт мы ему </text:span><text:span text:style-name="T52">просто отдаем статику это </text:span><text:span text:style-name="T69">генерится</text:span><text:span text:style-name="T52"> мнгновенно налету не требует никаких ресурсов </text:span><text:span text:style-name="T53">от сервера, кроме как отдать статику. </text:span><text:span text:style-name="T66">Минусы</text:span><text:span text:style-name="T54">: данные не будут актуализироваться вообще - </text:span><text:span text:style-name="T55">но тк есть </text:span><text:span text:style-name="T35">«инкрементальная генерация»</text:span><text:span text:style-name="T55"> - </text:span><text:span text:style-name="T56">когда заходим на страницу после определенного прохождения числа секунд, которые мы задали через </text:span><text:span text:style-name="T15">revalidate</text:span><text:span text:style-name="T23"> – </text:span><text:span text:style-name="T57">Некст еще раз перегенерирует эту страницу. </text:span><text:span text:style-name="T58">У </text:span><text:span text:style-name="T8">SSG</text:span><text:span text:style-name="T24">  </text:span><text:span text:style-name="T58">можем генерить часть самых популярных страниц остальные генерить динамически — мы их тоже сгенерим и положим в кеш. </text:span><text:span text:style-name="T60">Если статичный контент используем </text:span><text:span text:style-name="T9">SSG</text:span><text:span text:style-name="T59"> по максимуму </text:span><text:span text:style-name="T61">(и рендерить только чать </text:span><text:span text:style-name="T7">lazy</text:span><text:span text:style-name="T61">)</text:span><text:span text:style-name="T59">, а </text:span><text:span text:style-name="T62">если есть персонализированный контент например личный кабинет то делаем с помощью</text:span><text:span text:style-name="T59"> </text:span><text:span text:style-name="T9">SSR</text:span><text:span text:style-name="T25">.</text:span><text:span text:style-name="T2"> </text:span></text:p>
      <text:p text:style-name="P8"/>
      <text:p text:style-name="P4"><text:span text:style-name="T30">П</text:span><text:span text:style-name="T32">роизвоодительность</text:span><text:span text:style-name="T39">: использовать </text:span><text:span text:style-name="T64">LightHouse</text:span><text:span text:style-name="T39"> — проверка на </text:span><text:span text:style-name="T5">accesability</text:span><text:span text:style-name="T17"> </text:span><text:span text:style-name="T44">(доступность)</text:span></text:p>
      <text:p text:style-name="P4"/>
      <text:p text:style-name="P4"/>
      <text:p text:style-name="P4"/>
      <text:p text:style-name="P4"/>
      <text:p text:style-name="P4"/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Tahoma, Verdan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18:28:57.225000000</meta:creation-date>
    <dc:date>2024-12-12T13:57:47.521000000</dc:date>
    <meta:editing-duration>PT6H11M54S</meta:editing-duration>
    <meta:editing-cycles>77</meta:editing-cycles>
    <meta:generator>LibreOffice/7.5.2.2$Windows_X86_64 LibreOffice_project/53bb9681a964705cf672590721dbc85eb4d0c3a2</meta:generator>
    <meta:print-date>2024-09-12T10:44:26.449000000</meta:print-date>
    <meta:document-statistic meta:table-count="0" meta:image-count="0" meta:object-count="0" meta:page-count="1" meta:paragraph-count="14" meta:word-count="522" meta:character-count="3711" meta:non-whitespace-character-count="3189"/>
  </office:meta>
</office:document-meta>
</file>